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style:text-underline-style="solid" style:text-underline-width="auto" style:text-underline-color="font-color"/>
    </style:style>
    <style:style style:name="P3" style:family="paragraph" style:parent-style-name="Standard">
      <style:paragraph-properties fo:text-align="center" style:justify-single-word="false" style:writing-mode="lr-tb"/>
      <style:text-properties style:text-underline-style="solid" style:text-underline-width="auto" style:text-underline-color="font-color"/>
    </style:style>
    <style:style style:name="P4" style:family="paragraph" style:parent-style-name="Standard">
      <style:paragraph-properties fo:text-align="start" style:justify-single-word="false" style:writing-mode="lr-tb"/>
      <style:text-properties fo:font-weight="normal" style:font-weight-asian="normal" style:font-weight-complex="normal"/>
    </style:style>
    <style:style style:name="P5" style:family="paragraph" style:parent-style-name="Standard" style:master-page-name="Standard">
      <style:paragraph-properties fo:text-align="center" style:justify-single-word="false" style:page-number="auto" style:writing-mode="lr-tb"/>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Algorithms</text:span></text:p>
      <text:p text:style-name="P3"/>
      <text:p text:style-name="P1"><text:span text:style-name="T2">Simply</text:span><text:span text:style-name="T3"> </text:span><text:span text:style-name="T4">put an algorithm is a set of instructions that shows us (or a computer) how to do a task. Outside of a computer an example may be the routine you go through to get dressed or make a cup on tea. Inside a computer, an algorithm is a set of instructions that tell the computer what to do, a simple version of this would be a calculator or a more complex version, the process a social media platform goes though working to with adverts (rightly or wrongly) you may want to see. So every process a computer goes through requires an algorithm. </text:span></text:p>
      <text:p text:style-name="P4"/>
      <text:p text:style-name="P1"><text:span text:style-name="T4">Some examples of where algorithms are used in computing and statistical analysis are linear regression, this is what it says on the tin really, it looks back on already existing set of data and predicts the future based on what we already know. It is a step up from correlation and we cite one variable against another to predict future results. This is what we call supervised learning (SL), so we are using the already established datasets and predicting what we think the outcome of this will be in the future. It can also be used to predict trends in weather or currency variations, detecting fraud or looking for spam in our email boxes. Logistical regression is another form on SL when we only have one variable in our modelling so the fixed axis will be something like time or the amount of water given to a plant. At the minute when we are all hooked at looking at stats and trends the covid pandemic (well I am anyhow!) a lot of the modelling that we are using is coming from data we are getting in on a daily basis, the scientists are then interpreting this and it is being used to steer the worlds response to the pandemic. Supervised learning is usually supervised by humans.</text:span></text:p>
      <text:p text:style-name="P4"/>
      <text:p text:style-name="P1"><text:span text:style-name="T4">Unlike unsupervised learning (UL), this is a type of algorithm which looks at untagged data and tries to establish patterns from it and looks at patterns such as clusters and focuses on things like probability and commonality or similarly absence of such. There are several well known programmes using UL these include k-means (this looks at clusters but along random axises rather than fixed ones that supervised learning would look), isolation forest (where the algorithm isolates observations by randomly selecting one and looking at minimum and maximum values, this in turn helps to predict normality and decision) and Blind signal separation. UL is used in such algorithms such as computer graphics, storing colour data or analysing new datasets to predict effectiveness of a new medicine for example.</text:span></text:p>
      <text:p text:style-name="P4"/>
      <text:p text:style-name="P1"><text:span text:style-name="T4">Reinforcement learning is when the algorithm will look at an ongoing checking of already existing algorithms, it will let the computer do what it does and towards the ens of the process there is an inbuilt checker to check how efficiently the process has been done. RL can be used programming artificial intelligence or in gaming programming or robotics. The basic algorithm used for RL is Markov decision process.</text:span></text:p>
      <text:p text:style-name="P4"/>
      <text:p text:style-name="P4"/>
      <text:p text:style-name="P4"/>
      <text:p text:style-name="P2"/>
      <text:p text:style-name="P2"/>
      <text:p text:style-name="P2"/>
      <text:p text:style-name="P2"/>
      <text:p text:style-name="P2"/>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GB"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Unicode MS" style:font-family-complex="'Arial Unicode M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Unicode MS" style:font-family-complex="'Arial Unicode M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07T04:04:51</meta:creation-date>
    <dc:language>en-GB</dc:language>
    <dc:date>2021-02-07T05:46:40</dc:date>
    <meta:editing-cycles>4</meta:editing-cycles>
    <meta:editing-duration>PT19M</meta:editing-duration>
    <meta:generator>LibreOffice/7.0.4.2$MacOSX_X86_64 LibreOffice_project/dcf040e67528d9187c66b2379df5ea4407429775</meta:generator>
    <meta:document-statistic meta:table-count="0" meta:image-count="0" meta:object-count="0" meta:page-count="1" meta:paragraph-count="5" meta:word-count="516" meta:character-count="2962" meta:non-whitespace-character-count="2450"/>
    <meta:user-defined meta:name="AppVersion">15.0000</meta:user-defined>
  </office:meta>
</office:document-meta>
</file>